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c34" officeooo:paragraph-rsid="0001cc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</text:p>
      <text:p text:style-name="P1">q1) Hello world</text:p>
      <text:p text:style-name="P1">q2) Number between 50 and 100</text:p>
      <text:p text:style-name="P1">q3) String array</text:p>
      <text:p text:style-name="P1">q4) Even Odd from 1 to 10</text:p>
      <text:p text:style-name="P1">q5) Printing string of cities in a new file</text:p>
      <text:p text:style-name="P1">q6) Divison</text:p>
      <text:p text:style-name="P1">q7) Go routin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5:31:49.475906784</meta:creation-date>
    <dc:date>2025-02-20T15:35:05.551774349</dc:date>
    <meta:editing-duration>PT3M16S</meta:editing-duration>
    <meta:editing-cycles>1</meta:editing-cycles>
    <meta:document-statistic meta:table-count="0" meta:image-count="0" meta:object-count="0" meta:page-count="1" meta:paragraph-count="8" meta:word-count="34" meta:character-count="162" meta:non-whitespace-character-count="136"/>
    <meta:generator>LibreOffice/7.3.7.2$Linux_X86_64 LibreOffice_project/30$Build-2</meta:generator>
  </office:meta>
</office:document-meta>
</file>